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77.74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normal" style:font-weight-asian="normal" style:font-weight-complex="normal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8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6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6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6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6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ampton Inn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table:style-name="ce53" office:value-type="string" calcext:value-type="string">
            <text:p>Hampton Inn &amp; Suites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7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Embassy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6:.D20])" office:value-type="float" office:value="305.4" calcext:value-type="float">
            <text:p>305.4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NGE THIS TO 8:30 AM DEPAR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28 min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Depart 6:25 PM Arrive by 7:0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3:.D27])" office:value-type="float" office:value="314.6" calcext:value-type="float">
            <text:p>314.6</text:p>
          </table:table-cell>
          <table:table-cell/>
          <table:table-cell table:style-name="ce1" table:formula="of:=SUM([.F23:.F27])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NGE THIS TO 8:30 AM DEPARTURE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7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5.8" calcext:value-type="float">
            <text:p>75.8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San Angelo –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formula="of:=SUM([.D36:.D40])" office:value-type="float" office:value="329.7" calcext:value-type="float">
            <text:p>329.7</text:p>
          </table:table-cell>
          <table:table-cell table:number-columns-repeated="6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 table:formula="of:=SUM([.E2:.E6])" office:value-type="currency" office:currency="USD" office:value="777.37" calcext:value-type="currency">
            <text:p>$777.37</text:p>
          </table:table-cell>
          <table:table-cell table:style-name="ce69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2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1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4:10:12.174164108</dc:date>
    <meta:editing-duration>P25DT5H47M52S</meta:editing-duration>
    <meta:editing-cycles>410</meta:editing-cycles>
    <meta:generator>LibreOffice/5.1.6.2$Linux_X86_64 LibreOffice_project/10m0$Build-2</meta:generator>
    <meta:document-statistic meta:table-count="12" meta:cell-count="5412" meta:object-count="0"/>
  </office:meta>
</office:document-meta>
</file>